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officeooo:rsid="001b3421" officeooo:paragraph-rsid="001b3421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36a077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22pt" officeooo:rsid="001d1717" officeooo:paragraph-rsid="001d1717" style:font-size-asian="22pt" style:font-size-complex="2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officeooo:rsid="001b3421"/>
    </style:style>
    <style:style style:name="T6" style:family="text">
      <style:text-properties officeooo:rsid="001d1717"/>
    </style:style>
    <style:style style:name="T7" style:family="text">
      <style:text-properties officeooo:rsid="001ecf0a"/>
    </style:style>
    <style:style style:name="T8" style:family="text">
      <style:text-properties officeooo:rsid="0022a584"/>
    </style:style>
    <style:style style:name="T9" style:family="text">
      <style:text-properties officeooo:rsid="0023a44c"/>
    </style:style>
    <style:style style:name="T10" style:family="text">
      <style:text-properties officeooo:rsid="00256286"/>
    </style:style>
    <style:style style:name="T11" style:family="text">
      <style:text-properties officeooo:rsid="00268134"/>
    </style:style>
    <style:style style:name="T12" style:family="text">
      <style:text-properties officeooo:rsid="002a3899"/>
    </style:style>
    <style:style style:name="T13" style:family="text">
      <style:text-properties officeooo:rsid="002ab3cf"/>
    </style:style>
    <style:style style:name="T14" style:family="text">
      <style:text-properties officeooo:rsid="002cb1ef"/>
    </style:style>
    <style:style style:name="T15" style:family="text">
      <style:text-properties officeooo:rsid="002d7ac6"/>
    </style:style>
    <style:style style:name="T16" style:family="text">
      <style:text-properties officeooo:rsid="002f2a0c"/>
    </style:style>
    <style:style style:name="T17" style:family="text">
      <style:text-properties officeooo:rsid="00315b7f"/>
    </style:style>
    <style:style style:name="T18" style:family="text">
      <style:text-properties officeooo:rsid="0034a74d"/>
    </style:style>
    <style:style style:name="T19" style:family="text">
      <style:text-properties officeooo:rsid="00383c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TRIS</text:p>
      <text:p text:style-name="P4"/>
      <text:p text:style-name="P2"><text:span text:style-name="T2"><text:tab/>Desde que tenemos uso de razón somos </text:span>alimentados con diversas ideas, provenientes de: películas, televisión, canciones, libros, comentarios <text:span text:style-name="T5">de familiares o amigos</text:span>.</text:p>
      <text:p text:style-name="P2"><text:tab/></text:p>
      <text:p text:style-name="P6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5"><text:s/></text:p>
      <text:p text:style-name="P5"><text:span text:style-name="T2"><text:tab/>Mi exposicion trata sobre una idea en particular. </text:span><text:span text:style-name="T3">E</text:span>sta idea llegó a mí y completó las líneas horizontales de mi Tetris mental.</text:p>
      <text:p text:style-name="P5"><text:s/></text:p>
      <text:p text:style-name="P9"><text:s/><text:span text:style-name="T2">&lt;Mostrar libro&gt;</text:span></text:p>
      <text:p text:style-name="P5"><text:s/><text:span text:style-name="T6">TRANSICIÓN:</text:span></text:p>
      <text:p text:style-name="P5"><text:span text:style-name="T2">¡¡Lo que s</text:span><text:span text:style-name="T3">e</text:span><text:span text:style-name="T2">ntí al leer este libro… !!</text:span></text:p>
      <text:p text:style-name="P5"><text:span text:style-name="T2">Hace falta el talento de un poeta para explicarlo </text:span>con palabras.</text:p>
      <text:p text:style-name="P1"/>
      <text:p text:style-name="P19">ODI ET AMO</text:p>
      <text:p text:style-name="P12"/>
      <text:p text:style-name="P11">“Odio y amo.</text:p>
      <text:p text:style-name="P11">¿Cómo es posible?, preguntarás acaso. </text:p>
      <text:p text:style-name="P11">No lo sé, pero siento que me ocurre y me atormenta”</text:p>
      <text:p text:style-name="P11"/>
      <text:p text:style-name="P11">Hay una versión que todos hemos escuchado sobre un <text:span text:style-name="T7">camino luminoso</text:span> que recorrer. Hay tres palabras <text:span text:style-name="T7">tan</text:span> de moda <text:span text:style-name="T7">que</text:span> se recitan como un mantra:</text:p>
      <text:p text:style-name="P11"/>
      <text:p text:style-name="P11">Educación. Emprendimiento. Innovación.!</text:p>
      <text:p text:style-name="P11">Educación. Emprendimiento. Innovación.!!</text:p>
      <text:p text:style-name="P11">Educación. Emprendimiento. Innovación.!!!</text:p>
      <text:p text:style-name="P11"/>
      <text:p text:style-name="P11">TRANSICIÓN</text:p>
      <text:p text:style-name="P11">¿Quién pondría en duda la valides de estas exhortaciones?</text:p>
      <text:p text:style-name="P11"/>
      <text:p text:style-name="P11">“El que estudia triunfa”</text:p>
      <text:p text:style-name="P11">“Crea tu propia empresa”</text:p>
      <text:p text:style-name="P11">“Sé innovador”</text:p>
      <text:p text:style-name="P3">“<text:span text:style-name="T7">El dinero no lo es todo</text:span>”</text:p>
      <text:p text:style-name="P22">DARTH KIYOSAKI</text:p>
      <text:p text:style-name="P18"/>
      <text:p text:style-name="P14">Nació en hawai en 1947, Alcanzó la fama en 1997 con el libro “Rich Dad, poor dad”, <text:span text:style-name="T10">que coescribió junto a la contadora norteamericana Sharon Lechter.</text:span></text:p>
      <text:p text:style-name="P13"/>
      <text:p text:style-name="P13"><text:span text:style-name="T9">E</text:span>ducación:<text:tab/><text:tab/><text:tab/><text:tab/><text:span text:style-name="T9">Si deseas ser rico y feliz ¡No vayas a la escuela!</text:span></text:p>
      <text:p text:style-name="P13"/>
      <text:p text:style-name="P13"><text:span text:style-name="T9">E</text:span>mprendimiento: Vende tu empresa un año luego de crearla</text:p>
      <text:p text:style-name="P7"/>
      <text:p text:style-name="P7"><text:span text:style-name="T9">Innovación:<text:tab/><text:tab/><text:tab/><text:tab/>Ni la menciona … .</text:span></text:p>
      <text:p text:style-name="P7"/>
      <text:p text:style-name="P7"><text:span text:style-name="T2">1. La prorrogativa de los ricos es </text:span><text:span text:style-name="T4">el soborno</text:span></text:p>
      <text:p text:style-name="P5"><text:span text:style-name="T2">2. El dinero no es un medio, es un fin.</text:span></text:p>
      <text:p text:style-name="P5"><text:span text:style-name="T8">3. La compra de la casa en subasta.</text:span></text:p>
      <text:p text:style-name="P13">4. Los ricos pueden cambiar las leyes</text:p>
      <text:p text:style-name="P13">5. Kiyosaki apuesta con las empresas</text:p>
      <text:p text:style-name="P13">6. <text:span text:style-name="T11">Era del conocimiento = Información privilegiada.</text:span></text:p>
      <text:p text:style-name="P13"/>
      <text:p text:style-name="P8"><text:span text:style-name="T2">Sentí una gran repulsión al leer este libro. </text:span>Atentaba contra todos mis principios; pero lo que más me molestó, es que <text:span text:style-name="T10">todas estas ideas concuerdan con alguna de las experiencias que he tenido a lo largo de mi corta vida.</text:span></text:p>
      <text:p text:style-name="P20">PROPIEDAD PRIVADA</text:p>
      <text:p text:style-name="P15"><text:span text:style-name="T12">ACTO</text:span> 1: Durante una jornada de trabajo en la escuela planté un arbolito: un naranjo.</text:p>
      <text:p text:style-name="P15">Durante los dos años siguientes lo regué, podé, limpié, <text:span text:style-name="T14">saboreando en mi mente las naranjas. </text:span>Hasta que un buen día comenzó a darme sus frutos. Comí algunos, otros lo vendí o canjeé en el recreo. <text:span text:style-name="T14">Fui feliz.</text:span></text:p>
      <text:p text:style-name="P15">P<text:span text:style-name="T12">P</text:span>1: Un día comencé a notar que alguien cogía la naranjas maduras.</text:p>
      <text:p text:style-name="P15">A<text:span text:style-name="T12">CTO</text:span> 2: Fuí a preguntar al portero si sabía <text:span text:style-name="T13">algo</text:span>: nada. Fuí a contarle a la profesora que alguien estaba robando mis naranjas: <text:span text:style-name="T12">dijo que si el árbol estaba en la escuela le pertenecía a todos.</text:span></text:p>
      <text:p text:style-name="P15"><text:span text:style-name="T12">PP</text:span>2: <text:span text:style-name="T13">Esa tarde le conté lo sucedido a mi abuelita, su respuesta fue: “Dios dijo compartir”</text:span></text:p>
      <text:p text:style-name="P16"><text:span text:style-name="T12">ACTO</text:span> 3: <text:span text:style-name="T14">Al perder el incentivo de las naranjas dejé de ocuparme del árbol; tristemente ese mismo año se secó.</text:span></text:p>
      <text:p text:style-name="P16"/>
      <text:p text:style-name="P16"><text:span text:style-name="T14">COMENTARIO: Como ven, yo no lo sabía pero en mi escuela vivíamos bajo un régimen comunista. La propiedad privada solo existe en el capitalismo.</text:span></text:p>
      <text:p text:style-name="P21">USURA</text:p>
      <text:p text:style-name="P16"><text:span text:style-name="T12">ACTO</text:span> 1: <text:span text:style-name="T16">Cuando jugaba en casa de mi mejor amigo, noté que varias personas venían a buscar a su madre y le daban dinero.</text:span></text:p>
      <text:p text:style-name="P16">P<text:span text:style-name="T12">P</text:span>1: <text:span text:style-name="T15">Un día ella nos pidió que fuéramos a jugar a otro lado porque iba a tener su “Banquito”.</text:span></text:p>
      <text:p text:style-name="P17">A<text:span text:style-name="T12">CTO</text:span> 2: <text:span text:style-name="T17">Ganaba dinero por prestar dinero. ¡Qué genial idea! Hasta ese momento yo había visto que la única manera de ganar dinero era con mucho esfuerzo; volví corriendo a casa dispuesto a crear mi propio banquito. Y mi abuelita pondría el capital.</text:span></text:p>
      <text:p text:style-name="P16"><text:span text:style-name="T12">PP</text:span>2: <text:span text:style-name="T19">Ella me preguntó para qué quería el dinero. Yo le dije que “Lo voy a prestar y cobrar un alto interés”</text:span></text:p>
      <text:p text:style-name="P16"><text:span text:style-name="T12">ACTO</text:span> 3: <text:span text:style-name="T19">plop !!!</text:span> <text:span text:style-name="T19">(Siguiente diapositiva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7T20:57:04.152330193</dc:date>
    <meta:editing-duration>PT1H34M17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5" meta:paragraph-count="51" meta:word-count="597" meta:character-count="3438" meta:non-whitespace-character-count="2873"/>
  </office:meta>
</office:document-meta>
</file>